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cessTask.setFile(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ccessTask.setAddsourcefil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ccessTask.AbstractAccess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ccessTask.isValidO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ccessTask.setSkipEmptyFilesets( boolean sk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ccessTask.setCommand( Commandline cm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